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201" table:style-name="ce6">
            <text:p>9,201</text:p>
          </table:table-cell>
          <table:table-cell office:value-type="float" office:value="8311.6879316618142" table:style-name="ce7">
            <text:p>8,311.69</text:p>
          </table:table-cell>
          <table:table-cell office:value-type="float" office:value="18714" table:style-name="ce6">
            <text:p>18,714</text:p>
          </table:table-cell>
          <table:table-cell office:value-type="float" office:value="17429.231432112305" table:style-name="ce7">
            <text:p>17,429.23</text:p>
          </table:table-cell>
          <table:table-cell office:value-type="float" office:value="11605" table:style-name="ce6">
            <text:p>11,605</text:p>
          </table:table-cell>
          <table:table-cell office:value-type="float" office:value="11255.009903152401" table:style-name="ce7">
            <text:p>11,255.01</text:p>
          </table:table-cell>
          <table:table-cell office:value-type="float" office:value="4468" table:style-name="ce6">
            <text:p>4,468</text:p>
          </table:table-cell>
          <table:table-cell office:value-type="float" office:value="4378.1713663668033" table:style-name="ce7">
            <text:p>4,378.17</text:p>
          </table:table-cell>
          <table:table-cell office:value-type="float" office:value="353" table:style-name="ce6">
            <text:p>353</text:p>
          </table:table-cell>
          <table:table-cell office:value-type="float" office:value="348.45675675690001" table:style-name="ce7">
            <text:p>348.46</text:p>
          </table:table-cell>
          <table:table-cell office:value-type="float" office:value="180" table:style-name="ce6">
            <text:p>180</text:p>
          </table:table-cell>
          <table:table-cell office:value-type="float" office:value="177.4780237656" table:style-name="ce7">
            <text:p>177.48</text:p>
          </table:table-cell>
          <table:table-cell office:value-type="float" office:value="44521" table:style-name="ce8">
            <text:p>44,521</text:p>
          </table:table-cell>
          <table:table-cell office:value-type="float" office:value="41900.035413815829" table:style-name="ce9">
            <text:p>41,900.04</text:p>
          </table:table-cell>
          <table:table-cell office:value-type="float" office:value="4790" table:style-name="ce6">
            <text:p>4,790</text:p>
          </table:table-cell>
          <table:table-cell office:value-type="float" office:value="4610.3956807747982" table:style-name="ce7">
            <text:p>4,610.40</text:p>
          </table:table-cell>
          <table:table-cell office:value-type="float" office:value="669" table:style-name="ce6">
            <text:p>669</text:p>
          </table:table-cell>
          <table:table-cell office:value-type="float" office:value="663.88966334739996" table:style-name="ce7">
            <text:p>663.8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59" table:style-name="ce8">
            <text:p>5,459</text:p>
          </table:table-cell>
          <table:table-cell office:value-type="float" office:value="5274.2853441221978" table:style-name="ce9">
            <text:p>5,274.29</text:p>
          </table:table-cell>
          <table:table-cell table:style-name="ce7"/>
          <table:table-cell office:value-type="float" office:value="49980" table:style-name="ce8">
            <text:p>49,980</text:p>
          </table:table-cell>
          <table:table-cell office:value-type="float" office:value="47174.320757938025" table:style-name="ce9">
            <text:p>47,174.32</text:p>
          </table:table-cell>
          <table:table-cell office:value-type="currency" office:value="122733351.64" table:style-name="ce10">
            <text:p>£122,733,351.64</text:p>
          </table:table-cell>
          <table:table-cell office:value-type="currency" office:value="70802140.030000001" table:style-name="ce10">
            <text:p>£70,802,140.03</text:p>
          </table:table-cell>
          <table:table-cell office:value-type="currency" office:value="3539647.6899999995" table:style-name="ce10">
            <text:p>£3,539,647.69</text:p>
          </table:table-cell>
          <table:table-cell office:value-type="currency" office:value="1901343.3" table:style-name="ce10">
            <text:p>£1,901,343.30</text:p>
          </table:table-cell>
          <table:table-cell office:value-type="currency" office:value="33934065.519999996" table:style-name="ce10">
            <text:p>£33,934,065.52</text:p>
          </table:table-cell>
          <table:table-cell office:value-type="currency" office:value="21332968.879999999" table:style-name="ce10">
            <text:p>£21,332,968.88</text:p>
          </table:table-cell>
          <table:table-cell office:value-type="currency" office:value="254243517.06" table:style-name="ce11">
            <text:p>£254,243,517.06</text:p>
          </table:table-cell>
          <table:table-cell office:value-type="currency" office:value="22814442.019999996" table:style-name="ce10">
            <text:p>£22,814,442.02</text:p>
          </table:table-cell>
          <table:table-cell office:value-type="currency" office:value="16042295.279999999" table:style-name="ce10">
            <text:p>£16,042,295.28</text:p>
          </table:table-cell>
          <table:table-cell office:value-type="currency" office:value="38856737.299999997" table:style-name="ce11">
            <text:p>£38,856,737.30</text:p>
          </table:table-cell>
          <table:table-cell office:value-type="currency" office:value="293100254.36000001" table:style-name="ce12">
            <text:p>£293,100,254.3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0" table:style-name="ce6">
            <text:p>410</text:p>
          </table:table-cell>
          <table:table-cell office:value-type="float" office:value="309.8" table:style-name="ce7">
            <text:p>309.80</text:p>
          </table:table-cell>
          <table:table-cell office:value-type="float" office:value="316" table:style-name="ce6">
            <text:p>316</text:p>
          </table:table-cell>
          <table:table-cell office:value-type="float" office:value="282.39" table:style-name="ce7">
            <text:p>282.39</text:p>
          </table:table-cell>
          <table:table-cell office:value-type="float" office:value="449" table:style-name="ce6">
            <text:p>449</text:p>
          </table:table-cell>
          <table:table-cell office:value-type="float" office:value="433.66" table:style-name="ce7">
            <text:p>433.66</text:p>
          </table:table-cell>
          <table:table-cell office:value-type="float" office:value="105" table:style-name="ce6">
            <text:p>105</text:p>
          </table:table-cell>
          <table:table-cell office:value-type="float" office:value="102.67" table:style-name="ce7">
            <text:p>102.67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90" table:style-name="ce8">
            <text:p>1,290</text:p>
          </table:table-cell>
          <table:table-cell office:value-type="float" office:value="1138.5200000000002" table:style-name="ce9">
            <text:p>1,138.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7">
            <text:p>19.00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9">
            <text:p>19.00</text:p>
          </table:table-cell>
          <table:table-cell table:style-name="ce7"/>
          <table:table-cell office:value-type="float" office:value="1309" table:style-name="ce8">
            <text:p>1,309</text:p>
          </table:table-cell>
          <table:table-cell office:value-type="float" office:value="1157.5200000000002" table:style-name="ce9">
            <text:p>1,157.52</text:p>
          </table:table-cell>
          <table:table-cell office:value-type="currency" office:value="3099550.2699999996" table:style-name="ce10">
            <text:p>£3,099,550.27</text:p>
          </table:table-cell>
          <table:table-cell office:value-type="currency" office:value="22160.82" table:style-name="ce10">
            <text:p>£22,160.82</text:p>
          </table:table-cell>
          <table:table-cell office:value-type="currency" office:value="0" table:style-name="ce10">
            <text:p>£0.00</text:p>
          </table:table-cell>
          <table:table-cell office:value-type="currency" office:value="181946.03" table:style-name="ce10">
            <text:p>£181,946.03</text:p>
          </table:table-cell>
          <table:table-cell office:value-type="currency" office:value="847201.12" table:style-name="ce10">
            <text:p>£847,201.12</text:p>
          </table:table-cell>
          <table:table-cell office:value-type="currency" office:value="349811.33" table:style-name="ce10">
            <text:p>£349,811.33</text:p>
          </table:table-cell>
          <table:table-cell office:value-type="currency" office:value="4500669.5699999994" table:style-name="ce11">
            <text:p>£4,500,669.57</text:p>
          </table:table-cell>
          <table:table-cell office:value-type="currency" office:value="227801.89" table:style-name="ce10">
            <text:p>£227,801.89</text:p>
          </table:table-cell>
          <table:table-cell office:value-type="currency" office:value="0" table:style-name="ce10">
            <text:p>£0.00</text:p>
          </table:table-cell>
          <table:table-cell office:value-type="currency" office:value="227801.89" table:style-name="ce11">
            <text:p>£227,801.89</text:p>
          </table:table-cell>
          <table:table-cell office:value-type="currency" office:value="4728471.459999999" table:style-name="ce12">
            <text:p>£4,728,471.4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6" table:style-name="ce6">
            <text:p>176</text:p>
          </table:table-cell>
          <table:table-cell office:value-type="float" office:value="170.86" table:style-name="ce7">
            <text:p>170.86</text:p>
          </table:table-cell>
          <table:table-cell office:value-type="float" office:value="414" table:style-name="ce6">
            <text:p>414</text:p>
          </table:table-cell>
          <table:table-cell office:value-type="float" office:value="391.7" table:style-name="ce7">
            <text:p>391.70</text:p>
          </table:table-cell>
          <table:table-cell office:value-type="float" office:value="402" table:style-name="ce6">
            <text:p>402</text:p>
          </table:table-cell>
          <table:table-cell office:value-type="float" office:value="394.89" table:style-name="ce7">
            <text:p>394.89</text:p>
          </table:table-cell>
          <table:table-cell office:value-type="float" office:value="41" table:style-name="ce6">
            <text:p>41</text:p>
          </table:table-cell>
          <table:table-cell office:value-type="float" office:value="40.17" table:style-name="ce7">
            <text:p>40.17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46" table:style-name="ce8">
            <text:p>1,046</text:p>
          </table:table-cell>
          <table:table-cell office:value-type="float" office:value="1010.6199999999999" table:style-name="ce9">
            <text:p>1,010.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47" table:style-name="ce8">
            <text:p>1,047</text:p>
          </table:table-cell>
          <table:table-cell office:value-type="float" office:value="1011.6199999999999" table:style-name="ce9">
            <text:p>1,011.62</text:p>
          </table:table-cell>
          <table:table-cell office:value-type="currency" office:value="4645961" table:style-name="ce10">
            <text:p>£4,645,961.00</text:p>
          </table:table-cell>
          <table:table-cell office:value-type="currency" office:value="123281" table:style-name="ce10">
            <text:p>£123,281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8725" table:style-name="ce10">
            <text:p>£18,725.00</text:p>
          </table:table-cell>
          <table:table-cell office:value-type="currency" office:value="879223" table:style-name="ce10">
            <text:p>£879,223.00</text:p>
          </table:table-cell>
          <table:table-cell office:value-type="currency" office:value="573118" table:style-name="ce10">
            <text:p>£573,118.00</text:p>
          </table:table-cell>
          <table:table-cell office:value-type="currency" office:value="6240308" table:style-name="ce11">
            <text:p>£6,240,308.00</text:p>
          </table:table-cell>
          <table:table-cell office:value-type="currency" office:value="2940" table:style-name="ce10">
            <text:p>£2,94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940" table:style-name="ce11">
            <text:p>£2,940.00</text:p>
          </table:table-cell>
          <table:table-cell office:value-type="currency" office:value="6243248" table:style-name="ce12">
            <text:p>£6,243,248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" table:style-name="ce6">
            <text:p>9</text:p>
          </table:table-cell>
          <table:table-cell office:value-type="float" office:value="8.6" table:style-name="ce7">
            <text:p>8.6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6" table:style-name="ce6">
            <text:p>36</text:p>
          </table:table-cell>
          <table:table-cell office:value-type="float" office:value="35.83" table:style-name="ce7">
            <text:p>35.83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1" table:style-name="ce8">
            <text:p>61</text:p>
          </table:table-cell>
          <table:table-cell office:value-type="float" office:value="60.129999999999995" table:style-name="ce9">
            <text:p>60.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1" table:style-name="ce8">
            <text:p>61</text:p>
          </table:table-cell>
          <table:table-cell office:value-type="float" office:value="60.129999999999995" table:style-name="ce9">
            <text:p>60.13</text:p>
          </table:table-cell>
          <table:table-cell office:value-type="currency" office:value="193330.74" table:style-name="ce10">
            <text:p>£193,330.7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3703.31" table:style-name="ce10">
            <text:p>£53,703.31</text:p>
          </table:table-cell>
          <table:table-cell office:value-type="currency" office:value="30611.96" table:style-name="ce10">
            <text:p>£30,611.96</text:p>
          </table:table-cell>
          <table:table-cell office:value-type="currency" office:value="277646.01" table:style-name="ce11">
            <text:p>£277,646.0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77646.01" table:style-name="ce12">
            <text:p>£277,646.0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8" table:style-name="ce6">
            <text:p>88</text:p>
          </table:table-cell>
          <table:table-cell office:value-type="float" office:value="82.94" table:style-name="ce7">
            <text:p>82.94</text:p>
          </table:table-cell>
          <table:table-cell office:value-type="float" office:value="123" table:style-name="ce6">
            <text:p>123</text:p>
          </table:table-cell>
          <table:table-cell office:value-type="float" office:value="121.99" table:style-name="ce7">
            <text:p>121.99</text:p>
          </table:table-cell>
          <table:table-cell office:value-type="float" office:value="102" table:style-name="ce6">
            <text:p>102</text:p>
          </table:table-cell>
          <table:table-cell office:value-type="float" office:value="101.23" table:style-name="ce7">
            <text:p>101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5" table:style-name="ce8">
            <text:p>345</text:p>
          </table:table-cell>
          <table:table-cell office:value-type="float" office:value="332.16" table:style-name="ce9">
            <text:p>332.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49" table:style-name="ce8">
            <text:p>349</text:p>
          </table:table-cell>
          <table:table-cell office:value-type="float" office:value="336.16" table:style-name="ce9">
            <text:p>336.16</text:p>
          </table:table-cell>
          <table:table-cell office:value-type="currency" office:value="1051566.02" table:style-name="ce10">
            <text:p>£1,051,566.02</text:p>
          </table:table-cell>
          <table:table-cell office:value-type="currency" office:value="10947.87" table:style-name="ce10">
            <text:p>£10,947.87</text:p>
          </table:table-cell>
          <table:table-cell office:value-type="currency" office:value="475035" table:style-name="ce10">
            <text:p>£475,035.00</text:p>
          </table:table-cell>
          <table:table-cell office:value-type="currency" office:value="11463.54" table:style-name="ce10">
            <text:p>£11,463.54</text:p>
          </table:table-cell>
          <table:table-cell office:value-type="currency" office:value="266627.34000000003" table:style-name="ce10">
            <text:p>£266,627.34</text:p>
          </table:table-cell>
          <table:table-cell office:value-type="currency" office:value="177836.11" table:style-name="ce10">
            <text:p>£177,836.11</text:p>
          </table:table-cell>
          <table:table-cell office:value-type="currency" office:value="1993475.8800000004" table:style-name="ce11">
            <text:p>£1,993,475.88</text:p>
          </table:table-cell>
          <table:table-cell office:value-type="currency" office:value="0" table:style-name="ce10">
            <text:p>£0.00</text:p>
          </table:table-cell>
          <table:table-cell office:value-type="currency" office:value="59978" table:style-name="ce10">
            <text:p>£59,978.00</text:p>
          </table:table-cell>
          <table:table-cell office:value-type="currency" office:value="59978" table:style-name="ce11">
            <text:p>£59,978.00</text:p>
          </table:table-cell>
          <table:table-cell office:value-type="currency" office:value="2053453.8800000004" table:style-name="ce12">
            <text:p>£2,053,453.8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6.5" table:style-name="ce7">
            <text:p>6.50</text:p>
          </table:table-cell>
          <table:table-cell office:value-type="float" office:value="94" table:style-name="ce6">
            <text:p>94</text:p>
          </table:table-cell>
          <table:table-cell office:value-type="float" office:value="92.13" table:style-name="ce7">
            <text:p>92.13</text:p>
          </table:table-cell>
          <table:table-cell office:value-type="float" office:value="7" table:style-name="ce6">
            <text:p>7</text:p>
          </table:table-cell>
          <table:table-cell office:value-type="float" office:value="6.8" table:style-name="ce7">
            <text:p>6.8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6" table:style-name="ce8">
            <text:p>116</text:p>
          </table:table-cell>
          <table:table-cell office:value-type="float" office:value="113.42999999999999" table:style-name="ce9">
            <text:p>113.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float" office:value="113.42999999999999" table:style-name="ce9">
            <text:p>113.43</text:p>
          </table:table-cell>
          <table:table-cell office:value-type="currency" office:value="316990.48" table:style-name="ce10">
            <text:p>£316,990.48</text:p>
          </table:table-cell>
          <table:table-cell office:value-type="currency" office:value="7165.3" table:style-name="ce10">
            <text:p>£7,165.3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1559.17" table:style-name="ce10">
            <text:p>£81,559.17</text:p>
          </table:table-cell>
          <table:table-cell office:value-type="currency" office:value="55291.42" table:style-name="ce10">
            <text:p>£55,291.42</text:p>
          </table:table-cell>
          <table:table-cell office:value-type="currency" office:value="461006.36999999994" table:style-name="ce11">
            <text:p>£461,006.37</text:p>
          </table:table-cell>
          <table:table-cell office:value-type="currency" office:value="1815.31" table:style-name="ce10">
            <text:p>£1,815.31</text:p>
          </table:table-cell>
          <table:table-cell office:value-type="currency" office:value="0" table:style-name="ce10">
            <text:p>£0.00</text:p>
          </table:table-cell>
          <table:table-cell office:value-type="currency" office:value="1815.31" table:style-name="ce11">
            <text:p>£1,815.31</text:p>
          </table:table-cell>
          <table:table-cell office:value-type="currency" office:value="462821.67999999993" table:style-name="ce12">
            <text:p>£462,821.6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16384"/>
        </table:table-row>
        <table:table-row table:number-rows-repeated="13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Mathew John Raji</dc:creator>
    <meta:creation-date>2022-05-25T10:02:41Z</meta:creation-date>
    <dc:date>2023-08-22T08:19:04Z</dc:date>
  </office:meta>
</office:document-meta>
</file>